
<file path=META-INF/manifest.xml><?xml version="1.0" encoding="utf-8"?>
<manifest:manifest xmlns:manifest="urn:oasis:names:tc:opendocument:xmlns:manifest:1.0">
  <manifest:file-entry manifest:full-path="Object 6/" manifest:media-type="application/vnd.oasis.opendocument.formula"/>
  <manifest:file-entry manifest:full-path="Object 3/" manifest:media-type="application/vnd.oasis.opendocument.formula"/>
  <manifest:file-entry manifest:full-path="Object 8/" manifest:media-type="application/vnd.oasis.opendocument.formula"/>
  <manifest:file-entry manifest:full-path="Object 5/" manifest:media-type="application/vnd.oasis.opendocument.formula"/>
  <manifest:file-entry manifest:full-path="Object 2/" manifest:media-type="application/vnd.oasis.opendocument.formula"/>
  <manifest:file-entry manifest:full-path="Object 7/" manifest:media-type="application/vnd.oasis.opendocument.formula"/>
  <manifest:file-entry manifest:full-path="Object 4/" manifest:media-type="application/vnd.oasis.opendocument.formula"/>
  <manifest:file-entry manifest:full-path="/" manifest:media-type="application/vnd.oasis.opendocument.text"/>
  <manifest:file-entry manifest:full-path="Object 1/" manifest:media-type="application/vnd.oasis.opendocument.formula"/>
  <manifest:file-entry manifest:full-path="Object 9/" manifest:media-type="application/vnd.oasis.opendocument.formula"/>
  <manifest:file-entry manifest:full-path="content.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content.xml" manifest:media-type="text/xml"/>
  <manifest:file-entry manifest:full-path="Object 5/content.xml" manifest:media-type="text/xml"/>
  <manifest:file-entry manifest:full-path="Object 3/content.xml" manifest:media-type="text/xml"/>
  <manifest:file-entry manifest:full-path="styles.xml" manifest:media-type="text/xml"/>
  <manifest:file-entry manifest:full-path="Object 4/content.xml" manifest:media-type="text/xml"/>
  <manifest:file-entry manifest:full-path="settings.xml" manifest:media-type="text/xml"/>
  <manifest:file-entry manifest:full-path="Object 2/content.xml" manifest:media-type="text/xml"/>
  <manifest:file-entry manifest:full-path="Object 1/conten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tyle:font-face style:name="Consolas" svg:font-family="Consolas" style:font-family-generic="modern" style:font-pitch="fixed" svg:panose-1="2 11 6 9 2 2 4 3 2 4"/>
    <style:font-face style:name="LM Roman Caps 10" svg:font-family="LM Roman Caps 10" style:font-family-generic="modern" style:font-pitch="variable"/>
    <style:font-face style:name="Calibri Light" svg:font-family="Calibri Light" style:font-family-generic="swiss" style:font-pitch="variable" svg:panose-1="2 15 3 2 2 2 4 3 2 4"/>
  </office:font-face-decl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6">
      <text:list-level-style-number text:leve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7">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style style:name="P1" style:parent-style-name="Normal" style:master-page-name="MPF0" style:family="paragraph">
      <style:paragraph-properties fo:break-before="page" style:page-number="auto"/>
    </style:style>
    <style:style style:name="TableColumn5" style:family="table-column">
      <style:table-column-properties style:column-width="5.0361in"/>
    </style:style>
    <style:style style:name="Table4" style:family="table">
      <style:table-properties style:width="5.0361in" style:rel-width="80%" fo:margin-left="0in" table:align="left"/>
    </style:style>
    <style:style style:name="TableRow6" style:family="table-row">
      <style:table-row-properties/>
    </style:style>
    <style:style style:name="TableCell7" style:family="table-cell">
      <style:table-cell-properties fo:border-top="none" fo:border-left="0.0069in solid #000000" fo:border-bottom="none" fo:border-right="none" style:writing-mode="lr-tb" fo:padding-top="0.15in" fo:padding-left="0.0798in" fo:padding-bottom="0.15in" fo:padding-right="0.0798in"/>
    </style:style>
    <style:style style:name="T8" style:parent-style-name="Policepardéfaut" style:family="text">
      <style:text-properties style:font-name="LM Roman Caps 10" style:font-name-complex="Times New Roman" style:font-size-complex="12pt"/>
    </style:style>
    <style:style style:name="TableRow9" style:family="table-row">
      <style:table-row-properties/>
    </style:style>
    <style:style style:name="TableCell10" style:family="table-cell">
      <style:table-cell-properties fo:border-top="none" fo:border-left="0.0069in solid #000000" fo:border-bottom="none" fo:border-right="none" style:writing-mode="lr-tb" fo:padding-top="0in" fo:padding-left="0.1in" fo:padding-bottom="0in" fo:padding-right="0.0798in"/>
    </style:style>
    <style:style style:name="P11" style:parent-style-name="Sansinterligne" style:family="paragraph">
      <style:paragraph-properties fo:text-align="start" fo:line-height="90%"/>
    </style:style>
    <style:style style:name="T12" style:parent-style-name="Policepardéfaut" style:family="text">
      <style:text-properties style:font-name="LM Roman Caps 10" style:font-name-asian="MS Gothic" style:font-name-complex="Times New Roman" fo:font-size="44pt" style:font-size-asian="44pt" style:font-size-complex="44pt"/>
    </style:style>
    <style:style style:name="T13" style:parent-style-name="Policepardéfaut" style:family="text">
      <style:text-properties style:font-name="LM Roman Caps 10" style:font-name-asian="MS Gothic" style:font-name-complex="Times New Roman" fo:font-size="44pt" style:font-size-asian="44pt" style:font-size-complex="44pt"/>
    </style:style>
    <style:style style:name="TableRow14" style:family="table-row">
      <style:table-row-properties/>
    </style:style>
    <style:style style:name="TableCell15" style:family="table-cell">
      <style:table-cell-properties fo:border-top="none" fo:border-left="0.0069in solid #000000" fo:border-bottom="none" fo:border-right="none" style:writing-mode="lr-tb" fo:padding-top="0.15in" fo:padding-left="0.0798in" fo:padding-bottom="0.15in" fo:padding-right="0.0798in"/>
    </style:style>
    <style:style style:name="T16" style:parent-style-name="Policepardéfaut" style:family="text">
      <style:text-properties style:font-name="LM Roman Caps 10" style:font-name-complex="Times New Roman" style:font-size-complex="12pt"/>
    </style:style>
    <style:style style:name="P17" style:parent-style-name="Normal" style:family="paragraph">
      <style:paragraph-properties fo:margin-bottom="0in"/>
      <style:text-properties text:display="none"/>
    </style:style>
    <style:style style:name="TableColumn19" style:family="table-column">
      <style:table-column-properties style:column-width="4.859in"/>
    </style:style>
    <style:style style:name="Table18" style:family="table">
      <style:table-properties style:width="4.859in" style:rel-width="77.14%" fo:margin-left="0in" table:align="left"/>
    </style:style>
    <style:style style:name="TableRow20" style:family="table-row">
      <style:table-row-properties/>
    </style:style>
    <style:style style:name="TableCell21" style:family="table-cell">
      <style:table-cell-properties fo:border="none" style:writing-mode="lr-tb" fo:padding-top="0.15in" fo:padding-left="0.0798in" fo:padding-bottom="0.15in" fo:padding-right="0.0798in"/>
    </style:style>
    <style:style style:name="T22" style:parent-style-name="Policepardéfaut" style:family="text">
      <style:text-properties style:font-name="LM Roman Caps 10" style:font-name-complex="Times New Roman" fo:font-size="14pt" style:font-size-asian="14pt" style:font-size-complex="14pt" fo:language="en" fo:country="US"/>
    </style:style>
    <style:style style:name="P23" style:parent-style-name="Sansinterligne" style:family="paragraph">
      <style:text-properties fo:color="#5B9BD5" fo:font-size="14pt" style:font-size-asian="14pt" style:font-size-complex="14pt" fo:language="en" fo:country="US"/>
    </style:style>
    <style:style style:name="P24" style:parent-style-name="Sansinterligne" style:family="paragraph">
      <style:text-properties fo:color="#5B9BD5" fo:language="en" fo:country="US"/>
    </style:style>
    <style:style style:name="P25" style:parent-style-name="Normal" style:family="paragraph">
      <style:paragraph-properties fo:break-before="page"/>
    </style:style>
    <style:style style:name="P26" style:parent-style-name="TM1" style:family="paragraph">
      <style:paragraph-properties>
        <style:tab-stops>
          <style:tab-stop style:type="right" style:leader-style="dotted" style:leader-text="." style:position="6.2916in"/>
        </style:tab-stops>
      </style:paragraph-properties>
    </style:style>
    <style:style style:name="P27"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28" style:parent-style-name="Policepardéfaut" style:family="text">
      <style:text-properties style:font-name="Calibri" style:font-name-asian="MS Mincho" fo:font-size="11pt" style:font-size-asian="11pt" style:language-asian="ja" style:country-asian="JP"/>
    </style:style>
    <style:style style:name="P29"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30" style:parent-style-name="Policepardéfaut" style:family="text">
      <style:text-properties style:font-name="Calibri" style:font-name-asian="MS Mincho" fo:font-size="11pt" style:font-size-asian="11pt" style:language-asian="ja" style:country-asian="JP"/>
    </style:style>
    <style:style style:name="P31"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2" style:parent-style-name="Policepardéfaut" style:family="text">
      <style:text-properties style:font-name="Calibri" style:font-name-asian="MS Mincho" fo:font-size="11pt" style:font-size-asian="11pt" style:language-asian="ja" style:country-asian="JP"/>
    </style:style>
    <style:style style:name="P3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4" style:parent-style-name="Policepardéfaut" style:family="text">
      <style:text-properties style:font-name="Calibri" style:font-name-asian="MS Mincho" fo:font-size="11pt" style:font-size-asian="11pt" style:language-asian="ja" style:country-asian="JP"/>
    </style:style>
    <style:style style:name="P35"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36" style:parent-style-name="Policepardéfaut" style:family="text">
      <style:text-properties style:font-name="Calibri" style:font-name-asian="MS Mincho" fo:font-size="11pt" style:font-size-asian="11pt" style:language-asian="ja" style:country-asian="JP"/>
    </style:style>
    <style:style style:name="P37"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38" style:parent-style-name="Policepardéfaut" style:family="text">
      <style:text-properties style:font-name="Calibri" style:font-name-asian="MS Mincho" fo:font-size="11pt" style:font-size-asian="11pt" style:language-asian="ja" style:country-asian="JP"/>
    </style:style>
    <style:style style:name="P39"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0" style:parent-style-name="Policepardéfaut" style:family="text">
      <style:text-properties style:font-name="Calibri" style:font-name-asian="MS Mincho" fo:font-size="11pt" style:font-size-asian="11pt" style:language-asian="ja" style:country-asian="JP"/>
    </style:style>
    <style:style style:name="P41"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2" style:parent-style-name="Policepardéfaut" style:family="text">
      <style:text-properties style:font-name="Calibri" style:font-name-asian="MS Mincho" fo:font-size="11pt" style:font-size-asian="11pt" style:language-asian="ja" style:country-asian="JP"/>
    </style:style>
    <style:style style:name="P43"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4" style:parent-style-name="Policepardéfaut" style:family="text">
      <style:text-properties style:font-name="Calibri" style:font-name-asian="MS Mincho" fo:font-size="11pt" style:font-size-asian="11pt" style:language-asian="ja" style:country-asian="JP"/>
    </style:style>
    <style:style style:name="P45"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46" style:parent-style-name="Policepardéfaut" style:family="text">
      <style:text-properties style:font-name="Calibri" style:font-name-asian="MS Mincho" fo:font-size="11pt" style:font-size-asian="11pt" style:language-asian="ja" style:country-asian="JP"/>
    </style:style>
    <style:style style:name="P47"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48" style:parent-style-name="Policepardéfaut" style:family="text">
      <style:text-properties style:font-name="Calibri" style:font-name-asian="MS Mincho" fo:font-size="11pt" style:font-size-asian="11pt" style:language-asian="ja" style:country-asian="JP"/>
    </style:style>
    <style:style style:name="P49"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0" style:parent-style-name="Policepardéfaut" style:family="text">
      <style:text-properties style:font-name="Calibri" style:font-name-asian="MS Mincho" fo:font-size="11pt" style:font-size-asian="11pt" style:language-asian="ja" style:country-asian="JP"/>
    </style:style>
    <style:style style:name="P51" style:parent-style-name="TM3" style:family="paragraph">
      <style:paragraph-properties>
        <style:tab-stops>
          <style:tab-stop style:type="left" style:position="0.5833in"/>
          <style:tab-stop style:type="right" style:leader-style="dotted" style:leader-text="." style:position="5.9583in"/>
        </style:tab-stops>
      </style:paragraph-properties>
    </style:style>
    <style:style style:name="T52" style:parent-style-name="Policepardéfaut" style:family="text">
      <style:text-properties style:font-name="Calibri" style:font-name-asian="MS Mincho" fo:font-size="11pt" style:font-size-asian="11pt" style:language-asian="ja" style:country-asian="JP"/>
    </style:style>
    <style:style style:name="P53" style:parent-style-name="TM1" style:family="paragraph">
      <style:paragraph-properties>
        <style:tab-stops>
          <style:tab-stop style:type="left" style:position="0.3333in"/>
          <style:tab-stop style:type="right" style:leader-style="dotted" style:leader-text="." style:position="6.2916in"/>
        </style:tab-stops>
      </style:paragraph-properties>
    </style:style>
    <style:style style:name="T54" style:parent-style-name="Policepardéfaut" style:family="text">
      <style:text-properties style:font-name="Calibri" style:font-name-asian="MS Mincho" fo:font-size="11pt" style:font-size-asian="11pt" style:language-asian="ja" style:country-asian="JP"/>
    </style:style>
    <style:style style:name="P55"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6" style:parent-style-name="Policepardéfaut" style:family="text">
      <style:text-properties style:font-name="Calibri" style:font-name-asian="MS Mincho" fo:font-size="11pt" style:font-size-asian="11pt" style:language-asian="ja" style:country-asian="JP"/>
    </style:style>
    <style:style style:name="P57"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58" style:parent-style-name="Policepardéfaut" style:family="text">
      <style:text-properties style:font-name="Calibri" style:font-name-asian="MS Mincho" fo:font-size="11pt" style:font-size-asian="11pt" style:language-asian="ja" style:country-asian="JP"/>
    </style:style>
    <style:style style:name="P59"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0" style:parent-style-name="Policepardéfaut" style:family="text">
      <style:text-properties style:font-name="Calibri" style:font-name-asian="MS Mincho" fo:font-size="11pt" style:font-size-asian="11pt" style:language-asian="ja" style:country-asian="JP"/>
    </style:style>
    <style:style style:name="P61" style:parent-style-name="TM2" style:family="paragraph">
      <style:paragraph-properties>
        <style:tab-stops>
          <style:tab-stop style:type="left" style:position="0.4583in"/>
          <style:tab-stop style:type="right" style:leader-style="dotted" style:leader-text="." style:position="6.1388in"/>
        </style:tab-stops>
      </style:paragraph-properties>
    </style:style>
    <style:style style:name="T62" style:parent-style-name="Policepardéfaut" style:family="text">
      <style:text-properties style:font-name="Calibri" style:font-name-asian="MS Mincho" fo:font-size="11pt" style:font-size-asian="11pt" style:language-asian="ja" style:country-asian="JP"/>
    </style:style>
    <style:style style:name="P63" style:parent-style-name="TM1" style:family="paragraph">
      <style:paragraph-properties>
        <style:tab-stops>
          <style:tab-stop style:type="right" style:leader-style="dotted" style:leader-text="." style:position="6.2916in"/>
        </style:tab-stops>
      </style:paragraph-properties>
    </style:style>
    <style:style style:name="P64" style:parent-style-name="Titre1" style:family="paragraph"/>
    <style:style style:name="P65" style:parent-style-name="Titre2" style:family="paragraph"/>
    <style:style style:name="P66" style:parent-style-name="Titre3" style:family="paragraph"/>
    <style:style style:name="T67" style:parent-style-name="Policepardéfaut" style:family="text">
      <style:text-properties fo:font-style="italic" style:font-style-asian="italic"/>
    </style:style>
    <style:style style:name="T68" style:parent-style-name="Policepardéfaut" style:family="text">
      <style:text-properties fo:font-style="italic" style:font-style-asian="italic"/>
    </style:style>
    <style:style style:name="T69" style:parent-style-name="Policepardéfaut" style:family="text">
      <style:text-properties style:text-position="sub 58.3%"/>
    </style:style>
    <style:style style:name="T70" style:parent-style-name="Policepardéfaut" style:family="text">
      <style:text-properties style:text-position="sub 58.3%"/>
    </style:style>
    <style:style style:name="T71" style:parent-style-name="Policepardéfaut" style:family="text">
      <style:text-properties style:text-position="sub 58.3%"/>
    </style:style>
    <style:style style:name="T72" style:parent-style-name="Policepardéfaut" style:family="text">
      <style:text-properties style:text-position="sub 58.3%"/>
    </style:style>
    <style:style style:name="T73" style:parent-style-name="Policepardéfaut" style:family="text">
      <style:text-properties style:text-position="sub 58.3%"/>
    </style:style>
    <style:style style:name="T74" style:parent-style-name="Policepardéfaut" style:family="text">
      <style:text-properties style:text-position="sub 58.3%"/>
    </style:style>
    <style:style style:name="T75" style:parent-style-name="Policepardéfaut" style:family="text">
      <style:text-properties style:text-position="sub 58.3%"/>
    </style:style>
    <style:style style:name="T76" style:parent-style-name="Policepardéfaut" style:family="text">
      <style:text-properties style:text-position="sub 58.3%"/>
    </style:style>
    <style:style style:name="T77" style:parent-style-name="Policepardéfaut" style:family="text">
      <style:text-properties style:text-position="sub 58.3%"/>
    </style:style>
    <style:style style:name="T78" style:parent-style-name="Policepardéfaut" style:family="text">
      <style:text-properties style:text-position="sub 58.3%"/>
    </style:style>
    <style:style style:name="T79" style:parent-style-name="Policepardéfaut" style:family="text">
      <style:text-properties style:text-position="sub 58.3%"/>
    </style:style>
    <style:style style:name="T80" style:parent-style-name="Policepardéfaut" style:family="text">
      <style:text-properties style:text-position="sub 58.3%"/>
    </style:style>
    <style:style style:name="T81" style:parent-style-name="Policepardéfaut" style:family="text">
      <style:text-properties style:text-position="sub 58.3%"/>
    </style:style>
    <style:style style:name="P82" style:parent-style-name="Normal" style:family="paragraph">
      <style:paragraph-properties fo:text-align="center"/>
    </style:style>
    <style:style style:name="T83" style:parent-style-name="Policepardéfaut" style:family="text">
      <style:text-properties style:font-name="LM Roman Slanted 10" style:font-name-asian="MS Mincho"/>
    </style:style>
    <style:style style:name="P84" style:parent-style-name="Normal" style:family="paragraph">
      <style:paragraph-properties fo:text-align="start"/>
    </style:style>
    <style:style style:name="T85" style:parent-style-name="Policepardéfaut" style:family="text">
      <style:text-properties style:font-name-asian="MS Mincho"/>
    </style:style>
    <style:style style:name="P86" style:parent-style-name="Normal" style:family="paragraph">
      <style:paragraph-properties fo:text-align="center"/>
    </style:style>
    <style:style style:name="P87" style:parent-style-name="Normal" style:family="paragraph">
      <style:paragraph-properties fo:text-align="start"/>
      <style:text-properties style:font-name-asian="MS Mincho"/>
    </style:style>
    <style:style style:name="P88" style:parent-style-name="Titre3" style:family="paragraph"/>
    <style:style style:name="P89" style:parent-style-name="Titre2" style:family="paragraph"/>
    <style:style style:name="P90" style:parent-style-name="Titre3" style:family="paragraph"/>
    <style:style style:name="P91" style:parent-style-name="Titre3" style:family="paragraph"/>
    <style:style style:name="P92" style:parent-style-name="Titre2" style:family="paragraph">
      <style:text-properties style:font-name-asian="Calibri" style:font-name-complex="Times New Roman" fo:font-size="12pt" style:font-size-asian="12pt" style:font-size-complex="11pt"/>
    </style:style>
    <style:style style:name="P93" style:parent-style-name="Titre2" style:family="paragraph"/>
    <style:style style:name="P94" style:parent-style-name="Titre3" style:family="paragraph"/>
    <style:style style:name="T95" style:parent-style-name="Policepardéfaut" style:family="text">
      <style:text-properties style:font-name-asian="MS Mincho"/>
    </style:style>
    <style:style style:name="P96" style:parent-style-name="Normal" style:family="paragraph">
      <style:paragraph-properties fo:text-align="center"/>
    </style:style>
    <style:style style:name="P97" style:parent-style-name="Normal" style:family="paragraph">
      <style:paragraph-properties fo:text-align="center"/>
    </style:style>
    <style:style style:name="P98" style:parent-style-name="Normal" style:family="paragraph">
      <style:text-properties style:font-name-asian="MS Mincho"/>
    </style:style>
    <style:style style:name="P99" style:parent-style-name="Normal" style:family="paragraph">
      <style:paragraph-properties fo:text-align="center"/>
    </style:style>
    <style:style style:name="P100" style:parent-style-name="Normal" style:family="paragraph">
      <style:text-properties style:font-name-asian="MS Mincho"/>
    </style:style>
    <style:style style:name="P101" style:parent-style-name="Normal" style:family="paragraph">
      <style:paragraph-properties fo:text-align="center"/>
    </style:style>
    <style:style style:name="T102" style:parent-style-name="Policepardéfaut" style:family="text">
      <style:text-properties style:font-name-asian="MS Mincho"/>
    </style:style>
    <style:style style:name="T103" style:parent-style-name="Policepardéfaut" style:family="text">
      <style:text-properties style:font-name-asian="MS Mincho"/>
    </style:style>
    <style:style style:name="T104" style:parent-style-name="Policepardéfaut" style:family="text">
      <style:text-properties style:font-name-asian="MS Mincho"/>
    </style:style>
    <style:style style:name="P105" style:parent-style-name="Normal" style:family="paragraph">
      <style:text-properties style:font-name-asian="MS Mincho"/>
    </style:style>
    <style:style style:name="P106" style:parent-style-name="Normal" style:family="paragraph">
      <style:paragraph-properties fo:text-align="center"/>
    </style:style>
    <style:style style:name="P107" style:parent-style-name="Normal" style:family="paragraph">
      <style:text-properties style:font-name-asian="MS Mincho"/>
    </style:style>
    <style:style style:name="P108" style:parent-style-name="Titre3" style:family="paragraph"/>
    <style:style style:name="P109" style:parent-style-name="Titre2" style:family="paragraph">
      <style:text-properties style:font-name-asian="MS Mincho"/>
    </style:style>
    <style:style style:name="P110" style:parent-style-name="Titre3" style:family="paragraph"/>
    <style:style style:name="P111" style:parent-style-name="Titre3" style:family="paragraph"/>
    <style:style style:name="P112" style:parent-style-name="Titre1" style:family="paragraph"/>
    <style:style style:name="P113" style:parent-style-name="Titre2" style:family="paragraph"/>
    <style:style style:name="P114" style:parent-style-name="Titre2" style:family="paragraph"/>
    <style:style style:name="P115" style:parent-style-name="Titre2" style:family="paragraph"/>
    <style:style style:name="P116" style:parent-style-name="Titre2" style:family="paragraph"/>
    <style:style style:family="graphic" style:name="a6">
      <style:graphic-properties style:vertical-pos="middle"/>
    </style:style>
    <style:style style:family="graphic" style:name="a0">
      <style:graphic-properties style:vertical-pos="middle"/>
    </style:style>
    <style:style style:family="graphic" style:name="a7">
      <style:graphic-properties style:vertical-pos="middle"/>
    </style:style>
    <style:style style:family="graphic" style:name="a1">
      <style:graphic-properties style:vertical-pos="middle"/>
    </style:style>
    <style:style style:family="graphic" style:name="a8">
      <style:graphic-properties style:vertical-pos="middle"/>
    </style:style>
    <style:style style:family="graphic" style:name="a2">
      <style:graphic-properties style:vertical-pos="middle"/>
    </style:style>
    <style:style style:family="graphic" style:name="a3">
      <style:graphic-properties style:vertical-pos="middle"/>
    </style:style>
    <style:style style:family="graphic" style:name="a4">
      <style:graphic-properties style:vertical-pos="middle"/>
    </style:style>
    <style:style style:family="graphic" style:name="a5">
      <style:graphic-properties style:vertical-pos="middle"/>
    </style:style>
  </office:automatic-styles>
  <office:body>
    <office:text text:use-soft-page-breaks="true">
      <text:p text:style-name="P1"/>
      <table:table table:style-name="Table4">
        <table:table-columns>
          <table:table-column table:style-name="TableColumn5"/>
        </table:table-columns>
        <table:table-row table:style-name="TableRow6">
          <table:table-cell table:style-name="TableCell7">
            <text:p text:style-name="Sansinterligne"><text:span text:style-name="T8">MT26 A 16</text:span></text:p>
          </table:table-cell>
        </table:table-row>
        <table:table-row table:style-name="TableRow9">
          <table:table-cell table:style-name="TableCell10">
            <text:p text:style-name="P11"><text:span text:style-name="T12">Projet :</text:span><text:span text:style-name="T13"><text:s/>Interpolation</text:span></text:p>
          </table:table-cell>
        </table:table-row>
        <table:table-row table:style-name="TableRow14">
          <table:table-cell table:style-name="TableCell15">
            <text:p text:style-name="Sansinterligne"><text:span text:style-name="T16">Rapport final</text:span></text:p>
          </table:table-cell>
        </table:table-row>
      </table:table>
      <text:p text:style-name="P17"/>
      <table:table table:style-name="Table18">
        <table:table-columns>
          <table:table-column table:style-name="TableColumn19"/>
        </table:table-columns>
        <table:table-row table:style-name="TableRow20">
          <table:table-cell table:style-name="TableCell21">
            <text:p text:style-name="Sansinterligne"><text:span text:style-name="T22">Robin Trioux, William Veal Phan</text:span></text:p>
            <text:p text:style-name="P23"/>
            <text:p text:style-name="P24"/>
          </table:table-cell>
        </table:table-row>
      </table:table>
      <text:p text:style-name="P25"/>
      <text:h text:style-name="Titre1" text:outline-level="1"/>
      <text:p text:style-name="Normal"/>
      <text:p text:style-name="Normal"/>
      <text:p text:style-name="Normal"/>
      <text:h text:style-name="Titre1" text:outline-level="1"><text:tab/><text:bookmark-start text:name="_Toc468914555"/>Introduction<text:bookmark-end text:name="_Toc468914555"/></text:h>
      <text:p text:style-name="Normal"/>
      <text:p text:style-name="Sansinterligne"><text:tab/>L’interpolation d’une série de points est le processus visant à remplace un nombre fini de points, donc une représentation discrète d’un phénomène sur un segment donné, par une représentation continue, une fonction d’interpolation, sur ce même segment.</text:p>
      <text:p text:style-name="Sansinterligne"><text:tab/></text:p>
      <text:p text:style-name="Sansinterligne"><text:tab/>Il existe de nombreuses méthodes d’interpolation, utilisées dans de nombreux domaines scientifiques : en physique, avec de nombreuses applications au traitement de signaux, en statistique, mais aussi en informatique. Les courbes de Bézier, par exemple, sont utilisées afin de lisser les polices de caractère.<text:s/></text:p>
      <text:p text:style-name="Sansinterligne"/>
      <text:p text:style-name="Sansinterligne"><text:tab/>Dans le cadre de notre projet, nous nous proposons de suivre les instructions d’un sujet du semestre d’automne 2012. Nous étudierons donc l’interpolation de Lagrange, l’interpolation de l’Hermite, la méthode des moindres carrés polynomiaux et, enfin, l’interpolation trigonométrique.</text:p>
      <text:p text:style-name="Sansinterligne"/>
      <text:p text:style-name="Sansinterligne"><text:tab/>Ces méthodes d’interpolation seront dans un premier temps implémentées sous forme de fonctions Maxima. Nous considèrerons que l’interface de wxMaxima, couplée au présent rapport et à une fonction d’aide, permettront d’utiliser de façon suffisante nos fonctions.</text:p>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Sansinterligne"/>
      <text:p text:style-name="Normal"/>
      <text:p text:style-name="Normal"/>
      <text:p text:style-name="Normal"/>
      <text:p text:style-name="En-têtedetabledesmatières">Sommaire</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26"><text:a xlink:href="#_Toc468914555" office:target-frame-name="_top" xlink:show="replace"><text:span text:style-name="Lienhypertexte">Introduction</text:span><text:tab/>1</text:a></text:p>
          <text:p text:style-name="P27"><text:a xlink:href="#_Toc468914556" office:target-frame-name="_top" xlink:show="replace"><text:span text:style-name="Lienhypertexte">1.</text:span><text:span text:style-name="T28"><text:tab/></text:span><text:span text:style-name="Lienhypertexte">Méthodes d’interpolation implémentées</text:span><text:tab/>3</text:a></text:p>
          <text:p text:style-name="P29"><text:a xlink:href="#_Toc468914557" office:target-frame-name="_top" xlink:show="replace"><text:span text:style-name="Lienhypertexte">1.1.</text:span><text:span text:style-name="T30"><text:tab/></text:span><text:span text:style-name="Lienhypertexte">Interpolation de Lagrange</text:span><text:tab/>3</text:a></text:p>
          <text:p text:style-name="P31"><text:a xlink:href="#_Toc468914558" office:target-frame-name="_top" xlink:show="replace"><text:span text:style-name="Lienhypertexte">1.1.1.</text:span><text:span text:style-name="T32"><text:tab/></text:span><text:span text:style-name="Lienhypertexte">Principe général</text:span><text:tab/>3</text:a></text:p>
          <text:p text:style-name="P33"><text:a xlink:href="#_Toc468914559" office:target-frame-name="_top" xlink:show="replace"><text:span text:style-name="Lienhypertexte">1.1.2.</text:span><text:span text:style-name="T34"><text:tab/></text:span><text:span text:style-name="Lienhypertexte">Algorithme</text:span><text:tab/>3</text:a></text:p>
          <text:p text:style-name="P35"><text:a xlink:href="#_Toc468914560" office:target-frame-name="_top" xlink:show="replace"><text:span text:style-name="Lienhypertexte">1.2.</text:span><text:span text:style-name="T36"><text:tab/></text:span><text:span text:style-name="Lienhypertexte">Interpolation de l’Hermite</text:span><text:tab/>3</text:a></text:p>
          <text:p text:style-name="P37"><text:a xlink:href="#_Toc468914561" office:target-frame-name="_top" xlink:show="replace"><text:span text:style-name="Lienhypertexte">1.2.1.</text:span><text:span text:style-name="T38"><text:tab/></text:span><text:span text:style-name="Lienhypertexte">Principe général</text:span><text:tab/>3</text:a></text:p>
          <text:p text:style-name="P39"><text:a xlink:href="#_Toc468914562" office:target-frame-name="_top" xlink:show="replace"><text:span text:style-name="Lienhypertexte">1.2.2.</text:span><text:span text:style-name="T40"><text:tab/></text:span><text:span text:style-name="Lienhypertexte">Algorithme</text:span><text:tab/>3</text:a></text:p>
          <text:p text:style-name="P41"><text:a xlink:href="#_Toc468914563" office:target-frame-name="_top" xlink:show="replace"><text:span text:style-name="Lienhypertexte">1.3.</text:span><text:span text:style-name="T42"><text:tab/></text:span><text:span text:style-name="Lienhypertexte">Méthode des moindres carrés</text:span><text:tab/>3</text:a></text:p>
          <text:p text:style-name="P43"><text:a xlink:href="#_Toc468914564" office:target-frame-name="_top" xlink:show="replace"><text:span text:style-name="Lienhypertexte">1.3.1.</text:span><text:span text:style-name="T44"><text:tab/></text:span><text:span text:style-name="Lienhypertexte">Principe général</text:span><text:tab/>3</text:a></text:p>
          <text:p text:style-name="P45"><text:a xlink:href="#_Toc468914565" office:target-frame-name="_top" xlink:show="replace"><text:span text:style-name="Lienhypertexte">1.3.2.</text:span><text:span text:style-name="T46"><text:tab/></text:span><text:span text:style-name="Lienhypertexte">Algorithme</text:span><text:tab/>4</text:a></text:p>
          <text:p text:style-name="P47"><text:a xlink:href="#_Toc468914566" office:target-frame-name="_top" xlink:show="replace"><text:span text:style-name="Lienhypertexte">1.4.</text:span><text:span text:style-name="T48"><text:tab/></text:span><text:span text:style-name="Lienhypertexte">Interpolation trigonométrique</text:span><text:tab/>5</text:a></text:p>
          <text:p text:style-name="P49"><text:a xlink:href="#_Toc468914567" office:target-frame-name="_top" xlink:show="replace"><text:span text:style-name="Lienhypertexte">1.4.1.</text:span><text:span text:style-name="T50"><text:tab/></text:span><text:span text:style-name="Lienhypertexte">Principe général</text:span><text:tab/>5</text:a></text:p>
          <text:p text:style-name="P51"><text:a xlink:href="#_Toc468914568" office:target-frame-name="_top" xlink:show="replace"><text:span text:style-name="Lienhypertexte">1.4.2.</text:span><text:span text:style-name="T52"><text:tab/></text:span><text:span text:style-name="Lienhypertexte">Algorithme</text:span><text:tab/>5</text:a></text:p>
          <text:p text:style-name="P53"><text:a xlink:href="#_Toc468914569" office:target-frame-name="_top" xlink:show="replace"><text:span text:style-name="Lienhypertexte">2.</text:span><text:span text:style-name="T54"><text:tab/></text:span><text:span text:style-name="Lienhypertexte">Étude et comparaison des méthodes d’interpolation</text:span><text:tab/>5</text:a></text:p>
          <text:p text:style-name="P55"><text:a xlink:href="#_Toc468914570" office:target-frame-name="_top" xlink:show="replace"><text:span text:style-name="Lienhypertexte">2.1.</text:span><text:span text:style-name="T56"><text:tab/></text:span><text:span text:style-name="Lienhypertexte">Listes de points</text:span><text:tab/>5</text:a></text:p>
          <text:p text:style-name="P57"><text:a xlink:href="#_Toc468914571" office:target-frame-name="_top" xlink:show="replace"><text:span text:style-name="Lienhypertexte">2.2.</text:span><text:span text:style-name="T58"><text:tab/></text:span><text:span text:style-name="Lienhypertexte">Définition du critère d’erreur</text:span><text:tab/>5</text:a></text:p>
          <text:p text:style-name="P59"><text:a xlink:href="#_Toc468914572" office:target-frame-name="_top" xlink:show="replace"><text:span text:style-name="Lienhypertexte">2.3.</text:span><text:span text:style-name="T60"><text:tab/></text:span><text:span text:style-name="Lienhypertexte">Comparaison Lagrange – l’Hermite</text:span><text:tab/>5</text:a></text:p>
          <text:p text:style-name="P61"><text:a xlink:href="#_Toc468914573" office:target-frame-name="_top" xlink:show="replace"><text:span text:style-name="Lienhypertexte">2.4.</text:span><text:span text:style-name="T62"><text:tab/></text:span><text:span text:style-name="Lienhypertexte">Fiabilité des moindres carrés polynomiaux</text:span><text:tab/>6</text:a></text:p>
          <text:p text:style-name="P63"><text:a xlink:href="#_Toc468914574" office:target-frame-name="_top" xlink:show="replace"><text:span text:style-name="Lienhypertexte">Conclusion</text:span><text:tab/>6</text:a></text:p>
        </text:index-body>
      </text:table-of-content>
      <text:p text:style-name="Normal"/>
      <text:p text:style-name="Normal"><text:bookmark-start text:name="_GoBack"/><text:bookmark-end text:name="_GoBack"/></text:p>
      <text:p text:style-name="Normal"/>
      <text:p text:style-name="Normal"/>
      <text:p text:style-name="Normal"/>
      <text:p text:style-name="Normal"/>
      <text:list text:style-name="LFO5" text:continue-numbering="true">
        <text:list-item>
          <text:p text:style-name="P64"><text:bookmark-start text:name="_Toc468914556"/>Méthodes d’interpolation implémentées<text:bookmark-end text:name="_Toc468914556"/></text:p>
        </text:list-item>
      </text:list>
      <text:p text:style-name="Normal"/>
      <text:list text:style-name="LFO5" text:continue-numbering="true">
        <text:list-item>
          <text:list>
            <text:list-item>
              <text:p text:style-name="P65"><text:bookmark-start text:name="_Toc468914557"/>Interpolation de Lagrange<text:bookmark-end text:name="_Toc468914557"/></text:p>
            </text:list-item>
          </text:list>
        </text:list-item>
      </text:list>
      <text:p text:style-name="Normal"/>
      <text:list text:style-name="LFO5" text:continue-numbering="true">
        <text:list-item>
          <text:list>
            <text:list-item>
              <text:list>
                <text:list-item>
                  <text:p text:style-name="P66"><text:bookmark-start text:name="_Toc468914558"/>Principe général<text:bookmark-end text:name="_Toc468914558"/></text:p>
                </text:list-item>
              </text:list>
            </text:list-item>
          </text:list>
        </text:list-item>
      </text:list>
      <text:p text:style-name="Normal"/>
      <text:p text:style-name="Normal"><text:tab/>L’interpolation selon Lagrange se propose d’interpoler<text:s/><text:span text:style-name="T67">n</text:span><text:span text:style-name="T68">+1</text:span><text:s/>points (x<text:span text:style-name="T69">0</text:span>,y<text:span text:style-name="T70">0</text:span>),<text:s/>(x<text:span text:style-name="T71">0</text:span>,y<text:span text:style-name="T72">0</text:span>),<text:s/>(x<text:span text:style-name="T73">1</text:span>,y<text:span text:style-name="T74">1</text:span>),<text:s/>(x<text:span text:style-name="T75">2</text:span>,y<text:span text:style-name="T76">2</text:span>),<text:s/>(x<text:span text:style-name="T77">3</text:span>,y<text:span text:style-name="T78">3</text:span>) … (x<text:span text:style-name="T79">n</text:span>,y<text:span text:style-name="T80">n</text:span>) avec les x<text:span text:style-name="T81">i</text:span><text:s/>distincts deux à deux.<text:line-break/>On cherchera alors à construire un polynôme<text:s/></text:p>
      <text:p text:style-name="P82"><draw:frame draw:style-name="a0" text:anchor-type="as-char" svg:x="0in" svg:y="0in" svg:width="1.40625in" svg:height="0.5625in" style:rel-width="scale" style:rel-height="scale"><draw:object xlink:href="Object 1/" xlink:type="simple" xlink:show="embed" xlink:actuate="onLoad"/></draw:frame><text:span text:style-name="T83"><text:s/></text:span></text:p>
      <text:p text:style-name="P84"><text:span text:style-name="T85">Avec,<text:s/></text:span></text:p>
      <text:p text:style-name="P86"><draw:frame draw:style-name="a1" text:anchor-type="as-char" svg:x="0in" svg:y="0in" svg:width="2.26042in" svg:height="0.34375in" style:rel-width="scale" style:rel-height="scale"><draw:object xlink:href="Object 2/" xlink:type="simple" xlink:show="embed" xlink:actuate="onLoad"/></draw:frame></text:p>
      <text:p text:style-name="P87"/>
      <text:list text:style-name="LFO5" text:continue-numbering="true">
        <text:list-item>
          <text:list>
            <text:list-item>
              <text:list>
                <text:list-item>
                  <text:p text:style-name="P88"><text:bookmark-start text:name="_Toc468914559"/>Algorithme<text:bookmark-end text:name="_Toc468914559"/></text:p>
                </text:list-item>
              </text:list>
            </text:list-item>
          </text:list>
        </text:list-item>
      </text:list>
      <text:p text:style-name="Normal"/>
      <text:list text:style-name="LFO5" text:continue-numbering="true">
        <text:list-item>
          <text:list>
            <text:list-item>
              <text:p text:style-name="P89"><text:bookmark-start text:name="_Toc468914560"/>Interpolation de l’Hermite<text:bookmark-end text:name="_Toc468914560"/></text:p>
            </text:list-item>
          </text:list>
        </text:list-item>
      </text:list>
      <text:p text:style-name="Normal"/>
      <text:list text:style-name="LFO5" text:continue-numbering="true">
        <text:list-item>
          <text:list>
            <text:list-item>
              <text:list>
                <text:list-item>
                  <text:p text:style-name="P90"><text:bookmark-start text:name="_Toc468914561"/>Principe général<text:bookmark-end text:name="_Toc468914561"/></text:p>
                </text:list-item>
              </text:list>
            </text:list-item>
          </text:list>
        </text:list-item>
      </text:list>
      <text:p text:style-name="Normal"/>
      <text:list text:style-name="LFO5" text:continue-numbering="true">
        <text:list-item>
          <text:list>
            <text:list-item>
              <text:list>
                <text:list-item>
                  <text:p text:style-name="P91"><text:bookmark-start text:name="_Toc468914562"/>Algorithme<text:bookmark-end text:name="_Toc468914562"/></text:p>
                </text:list-item>
              </text:list>
            </text:list-item>
          </text:list>
        </text:list-item>
      </text:list>
      <text:h text:style-name="P92" text:outline-level="2"/>
      <text:list text:style-name="LFO5" text:continue-numbering="true">
        <text:list-item>
          <text:list>
            <text:list-item>
              <text:p text:style-name="P93"><text:bookmark-start text:name="_Toc468914563"/>Méthode des moindres carrés<text:bookmark-end text:name="_Toc468914563"/></text:p>
            </text:list-item>
          </text:list>
        </text:list-item>
      </text:list>
      <text:h text:style-name="Titre3" text:outline-level="3"/>
      <text:list text:style-name="LFO5" text:continue-numbering="true">
        <text:list-item>
          <text:list>
            <text:list-item>
              <text:list>
                <text:list-item>
                  <text:p text:style-name="P94"><text:bookmark-start text:name="_Toc468914564"/>Principe général<text:bookmark-end text:name="_Toc468914564"/></text:p>
                </text:list-item>
              </text:list>
            </text:list-item>
          </text:list>
        </text:list-item>
      </text:list>
      <text:p text:style-name="Normal"><text:tab/></text:p>
      <text:soft-page-break/>
      <text:p text:style-name="Normal"><text:tab/>La méthode des moindres carrés polynomiaux consiste cherche à ajuster une série de points par le polynôme du degré choisi minimisant la somme l’erreur quadratique.<text:s/></text:p>
      <text:p text:style-name="Normal"><text:tab/>Soit n un entier positif, et<text:s/><draw:frame draw:style-name="a2" text:anchor-type="as-char" svg:x="0in" svg:y="0in" svg:width="1.73958in" svg:height="0.19792in" style:rel-width="scale" style:rel-height="scale"><draw:object xlink:href="Object 3/" xlink:type="simple" xlink:show="embed" xlink:actuate="onLoad"/></draw:frame><text:span text:style-name="T95"><text:s/>une série de n points que nous souhaitons ajuster par un polynôme P de degré d :</text:span></text:p>
      <text:p text:style-name="P96"><draw:frame draw:style-name="a3" text:anchor-type="as-char" svg:x="0in" svg:y="0in" svg:width="1.10417in" svg:height="0.5625in" style:rel-width="scale" style:rel-height="scale"><draw:object xlink:href="Object 4/" xlink:type="simple" xlink:show="embed" xlink:actuate="onLoad"/></draw:frame></text:p>
      <text:p text:style-name="Normal"><text:tab/>On se fixe comme condition que P doit minimiser la somme du carré des erreurs, ie.</text:p>
      <text:p text:style-name="P97"><draw:frame draw:style-name="a4" text:anchor-type="as-char" svg:x="0in" svg:y="0in" svg:width="3in" svg:height="0.54167in" style:rel-width="scale" style:rel-height="scale"><draw:object xlink:href="Object 5/" xlink:type="simple" xlink:show="embed" xlink:actuate="onLoad"/></draw:frame></text:p>
      <text:p text:style-name="P98"><text:tab/>On notera la solution<text:s/></text:p>
      <text:p text:style-name="P99"><draw:frame draw:style-name="a5" text:anchor-type="as-char" svg:x="0in" svg:y="0in" svg:width="2.19792in" svg:height="0.54167in" style:rel-width="scale" style:rel-height="scale"><draw:object xlink:href="Object 6/" xlink:type="simple" xlink:show="embed" xlink:actuate="onLoad"/></draw:frame></text:p>
      <text:p text:style-name="P100"><text:tab/>On détermine Â en posant :</text:p>
      <text:p text:style-name="P101"><draw:frame draw:style-name="a6" text:anchor-type="as-char" svg:x="0in" svg:y="0in" svg:width="0.72917in" svg:height="0.53125in" style:rel-width="scale" style:rel-height="scale"><draw:object xlink:href="Object 7/" xlink:type="simple" xlink:show="embed" xlink:actuate="onLoad"/></draw:frame><text:span text:style-name="T102"><text:s/></text:span><text:span text:style-name="T103">et</text:span><text:span text:style-name="T104"><text:s/></text:span><draw:frame draw:style-name="a7" text:anchor-type="as-char" svg:x="0in" svg:y="0in" svg:width="2.14583in" svg:height="0.83333in" style:rel-width="scale" style:rel-height="scale"><draw:object xlink:href="Object 8/" xlink:type="simple" xlink:show="embed" xlink:actuate="onLoad"/></draw:frame></text:p>
      <text:p text:style-name="P105"><text:tab/>Et on peut montrer (la démonstration est possiblement au programme des UV MT25 et MT27) que<text:s/></text:p>
      <text:p text:style-name="P106"><draw:frame draw:style-name="a8" text:anchor-type="as-char" svg:x="0in" svg:y="0in" svg:width="1.20833in" svg:height="0.20833in" style:rel-width="scale" style:rel-height="scale"><draw:object xlink:href="Object 9/" xlink:type="simple" xlink:show="embed" xlink:actuate="onLoad"/></draw:frame></text:p>
      <text:p text:style-name="P107"/>
      <text:list text:style-name="LFO5" text:continue-numbering="true">
        <text:list-item>
          <text:list>
            <text:list-item>
              <text:list>
                <text:list-item>
                  <text:p text:style-name="P108"><text:bookmark-start text:name="_Toc468914565"/>Algorithme<text:bookmark-end text:name="_Toc468914565"/></text:p>
                </text:list-item>
              </text:list>
            </text:list-item>
          </text:list>
        </text:list-item>
      </text:list>
      <text:p text:style-name="Normal"/>
      <text:p text:style-name="Code">Arguments :</text:p>
      <text:p text:style-name="Code">Lx : liste des abscisses des n points, [x1,x2,…,xn]</text:p>
      <text:p text:style-name="Code">Ly : liste des ordonnées des n points, [y1,y2,…,yn]</text:p>
      <text:p text:style-name="Code">d : le degré souhaité du polynôme</text:p>
      <text:p text:style-name="Code"/>
      <text:p text:style-name="Code">Résultat :</text:p>
      <text:p text:style-name="Code">P(x) : polynôme d’interpolation minimisant l’erreur quadratique.</text:p>
      <text:p text:style-name="Code"/>
      <text:p text:style-name="Code">Fonction moindresCarres(Lx,Ly,d) : fonction</text:p>
      <text:p text:style-name="Code"/>
      <text:soft-page-break/>
      <text:p text:style-name="Code">DEBUT</text:p>
      <text:p text:style-name="Code"><text:tab/>n &lt;- taille(Lx)</text:p>
      <text:p text:style-name="Code"><text:tab/>T : matrice n x d+1</text:p>
      <text:p text:style-name="Code"><text:tab/>Y : matrice n x 1</text:p>
      <text:p text:style-name="Code"><text:tab/>P(x) : fonction de x</text:p>
      <text:p text:style-name="Code"><text:tab/>P(x) &lt;- 0</text:p>
      <text:p text:style-name="Code"><text:tab/>pour k de 1 a n faire</text:p>
      <text:p text:style-name="Code"><text:tab/><text:tab/>Y[k][1] &lt;- Ly[k]</text:p>
      <text:p text:style-name="Code"><text:tab/><text:tab/>pour j de 1 a d+1 faire</text:p>
      <text:p text:style-name="Code"><text:tab/><text:tab/><text:tab/>T[k][j] &lt;- Lx[k]^(j-1)</text:p>
      <text:p text:style-name="Code"><text:tab/><text:tab/>fait</text:p>
      <text:p text:style-name="Code"><text:tab/>fait</text:p>
      <text:p text:style-name="Code"><text:tab/>A : matrice 1 x d+1</text:p>
      <text:p text:style-name="Code"><text:tab/>A &lt;-<text:s/>inverse(transpose(T).T).transpose(T).Y</text:p>
      <text:p text:style-name="Code"><text:tab/>pour k de 0 a d faire</text:p>
      <text:p text:style-name="Code"><text:tab/><text:tab/>P(x) &lt;- P(x) + A[k] * x^k</text:p>
      <text:p text:style-name="Code"><text:tab/>fait</text:p>
      <text:p text:style-name="Code"><text:tab/>moindresCarres &lt;- P(x)</text:p>
      <text:p text:style-name="Code">FIN</text:p>
      <text:p text:style-name="Code"/>
      <text:list text:style-name="LFO5" text:continue-numbering="true">
        <text:list-item>
          <text:list>
            <text:list-item>
              <text:p text:style-name="P109"><text:bookmark-start text:name="_Toc468914566"/>Interpolation trigonométrique<text:bookmark-end text:name="_Toc468914566"/></text:p>
            </text:list-item>
          </text:list>
        </text:list-item>
      </text:list>
      <text:p text:style-name="Normal"/>
      <text:list text:style-name="LFO5" text:continue-numbering="true">
        <text:list-item>
          <text:list>
            <text:list-item>
              <text:list>
                <text:list-item>
                  <text:p text:style-name="P110"><text:bookmark-start text:name="_Toc468914567"/>Principe général<text:bookmark-end text:name="_Toc468914567"/></text:p>
                </text:list-item>
              </text:list>
            </text:list-item>
          </text:list>
        </text:list-item>
      </text:list>
      <text:p text:style-name="Normal"/>
      <text:list text:style-name="LFO5" text:continue-numbering="true">
        <text:list-item>
          <text:list>
            <text:list-item>
              <text:list>
                <text:list-item>
                  <text:p text:style-name="P111"><text:bookmark-start text:name="_Toc468914568"/>Algorithme<text:bookmark-end text:name="_Toc468914568"/></text:p>
                </text:list-item>
              </text:list>
            </text:list-item>
          </text:list>
        </text:list-item>
      </text:list>
      <text:p text:style-name="Normal"/>
      <text:list text:style-name="LFO5" text:continue-numbering="true">
        <text:list-item>
          <text:p text:style-name="P112"><text:bookmark-start text:name="_Toc468914569"/>Étude et comparaison des méthodes d’interpolation<text:bookmark-end text:name="_Toc468914569"/></text:p>
        </text:list-item>
      </text:list>
      <text:p text:style-name="Normal"/>
      <text:list text:style-name="LFO7" text:continue-numbering="true">
        <text:list-item>
          <text:list>
            <text:list-item>
              <text:p text:style-name="P113"><text:bookmark-start text:name="_Toc468914570"/>Listes de points<text:bookmark-end text:name="_Toc468914570"/></text:p>
            </text:list-item>
          </text:list>
        </text:list-item>
      </text:list>
      <text:p text:style-name="Normal"/>
      <text:list text:style-name="LFO7" text:continue-numbering="true">
        <text:list-item>
          <text:list>
            <text:list-item>
              <text:p text:style-name="P114"><text:bookmark-start text:name="_Toc468914571"/>Définition du critère d’erreur<text:bookmark-end text:name="_Toc468914571"/></text:p>
            </text:list-item>
          </text:list>
        </text:list-item>
      </text:list>
      <text:p text:style-name="Normal"/>
      <text:list text:style-name="LFO7" text:continue-numbering="true">
        <text:list-item>
          <text:list>
            <text:list-item>
              <text:p text:style-name="P115"><text:bookmark-start text:name="_Toc468914572"/>Comparaison Lagrange – l’Hermite<text:bookmark-end text:name="_Toc468914572"/></text:p>
            </text:list-item>
          </text:list>
        </text:list-item>
      </text:list>
      <text:p text:style-name="Normal"/>
      <text:list text:style-name="LFO7" text:continue-numbering="true">
        <text:list-item>
          <text:list>
            <text:list-item>
              <text:p text:style-name="P116"><text:bookmark-start text:name="_Toc468914573"/><text:soft-page-break/>Fiabilité des moindres carrés polynomiaux<text:bookmark-end text:name="_Toc468914573"/></text:p>
            </text:list-item>
          </text:list>
        </text:list-item>
      </text:list>
      <text:p text:style-name="Normal"/>
      <text:h text:style-name="Titre1" text:outline-level="1"><text:tab/><text:bookmark-start text:name="_Toc468914574"/>Conclusion<text:bookmark-end text:name="_Toc468914574"/></text:h>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M Roman 10" svg:font-family="LM Roman 10" style:font-family-generic="modern" style:font-pitch="variable"/>
    <style:font-face style:name="MS Gothic" svg:font-family="MS Gothic" style:font-family-generic="modern" style:font-pitch="fixed" svg:panose-1="2 11 6 9 7 2 5 8 2 4"/>
    <style:font-face style:name="MS Mincho" svg:font-family="MS Mincho" style:font-family-generic="modern" style:font-pitch="fixed" svg:panose-1="2 2 6 9 4 2 5 8 3 4"/>
    <style:font-face style:name="LM Roman Slanted 10" svg:font-family="LM Roman Slanted 10" style:font-family-generic="modern" style:font-pitch="variable"/>
    <style:font-face style:name="Consolas" svg:font-family="Consolas" style:font-family-generic="modern" style:font-pitch="fixed" svg:panose-1="2 11 6 9 2 2 4 3 2 4"/>
    <style:font-face style:name="LM Roman Caps 10" svg:font-family="LM Roman Caps 10" style:font-family-generic="modern" style:font-pitch="variable"/>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sian="MS Gothic" style:font-name-complex="Times New Roman" fo:font-size="20pt" style:font-size-asian="20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sian="MS Gothic" style:font-name-complex="Times New Roman" fo:font-size="18pt" style:font-size-asian="18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sian="MS Gothic" style:font-name-complex="Times New Roman" fo:font-size="16pt" style:font-size-asian="16pt" style:font-size-complex="12pt" fo:hyphenate="false"/>
    </style:style>
    <style:style style:name="Normal" style:display-name="Normal" style:family="paragraph">
      <style:paragraph-properties fo:text-align="justify"/>
      <style:text-properties style:font-name="LM Roman 10" fo:font-size="12pt" style:font-size-asian="12pt"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asian="MS Gothic"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LM Roman 10" style:font-name-asian="MS Gothic" style:font-name-complex="Times New Roman" fo:letter-spacing="-0.0069in" style:letter-kerning="true" fo:font-size="28pt" style:font-size-asian="28pt" style:font-size-complex="28pt"/>
    </style:style>
    <style:style style:name="Titre1Car" style:display-name="Titre 1 Car" style:family="text" style:parent-style-name="Policepardéfaut">
      <style:text-properties style:font-name="LM Roman 10" style:font-name-asian="MS Gothic" style:font-name-complex="Times New Roman" fo:font-size="20pt" style:font-size-asian="20pt" style:font-size-complex="16pt"/>
    </style:style>
    <style:style style:name="En-têtedetabledesmatières" style:display-name="En-tête de table des matières" style:family="paragraph" style:parent-style-name="Titre1" style:next-style-name="Normal">
      <style:text-properties style:language-asian="fr" style:country-asian="FR" fo:hyphenate="fals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Titre2Car" style:display-name="Titre 2 Car" style:family="text" style:parent-style-name="Policepardéfaut">
      <style:text-properties style:font-name="LM Roman 10" style:font-name-asian="MS Gothic" style:font-name-complex="Times New Roman" fo:font-size="18pt" style:font-size-asian="18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extedelespaceréservé" style:display-name="Texte de l'espace réservé" style:family="text" style:parent-style-name="Policepardéfaut">
      <style:text-properties fo:color="#808080"/>
    </style:style>
    <style:style style:name="Sansinterligne" style:display-name="Sans interligne" style:family="paragraph">
      <style:paragraph-properties fo:text-align="justify" fo:margin-bottom="0in" fo:line-height="100%"/>
      <style:text-properties style:font-name="LM Roman 10" style:font-name-asian="MS Mincho" fo:font-size="12pt" style:font-size-asian="12pt" style:language-asian="ja" style:country-asian="JP" fo:hyphenate="false"/>
    </style:style>
    <style:style style:name="SansinterligneCar" style:display-name="Sans interligne Car" style:family="text" style:parent-style-name="Policepardéfaut">
      <style:text-properties style:font-name="LM Roman 10" style:font-name-asian="MS Mincho" fo:font-size="12pt" style:font-size-asian="12pt" style:language-asian="ja" style:country-asian="JP"/>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Titre3Car" style:display-name="Titre 3 Car" style:family="text" style:parent-style-name="Policepardéfaut">
      <style:text-properties style:font-name="LM Roman 10" style:font-name-asian="MS Gothic" style:font-name-complex="Times New Roman" fo:font-size="16pt" style:font-size-asian="16pt" style:font-size-complex="12pt"/>
    </style:style>
    <style:style style:name="Sous-titre" style:display-name="Sous-titre" style:family="paragraph" style:parent-style-name="Normal" style:next-style-name="Normal">
      <style:text-properties style:font-name-asian="MS Mincho" fo:color="#5A5A5A" fo:letter-spacing="0.0104in" fo:hyphenate="false"/>
    </style:style>
    <style:style style:name="Sous-titreCar" style:display-name="Sous-titre Car" style:family="text" style:parent-style-name="Policepardéfaut">
      <style:text-properties style:font-name="LM Roman 10" style:font-name-asian="MS Mincho" fo:color="#5A5A5A" fo:letter-spacing="0.0104in"/>
    </style:style>
    <style:style style:name="Emphasepâle" style:display-name="Emphase pâle" style:family="text" style:parent-style-name="Policepardéfaut">
      <style:text-properties style:font-name="LM Roman Slanted 10" fo:font-style="italic" style:font-style-asian="italic" style:font-style-complex="italic" fo:color="#404040"/>
    </style:style>
    <style:style style:name="TM1" style:display-name="TM 1" style:family="paragraph" style:parent-style-name="Normal" style:next-style-name="Normal" style:auto-update="true">
      <style:paragraph-properties fo:margin-bottom="0.0694in"/>
      <style:text-properties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fo:hyphenate="false"/>
    </style:style>
    <style:style style:name="Code" style:display-name="Code" style:family="paragraph" style:parent-style-name="Sansinterligne">
      <style:paragraph-properties fo:text-align="start"/>
      <style:text-properties style:font-name="Consolas" fo:font-size="11pt" style:font-size-asian="11pt" fo:hyphenate="false"/>
    </style:style>
    <style:style style:name="CodeCar" style:display-name="Code Car" style:family="text" style:parent-style-name="Policepardéfaut">
      <style:text-properties style:font-name="Consolas" style:font-name-asian="MS Mincho" style:language-asian="ja" style:country-asian="JP"/>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I">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5" style:num-suffix="." style:num-format="1" text:display-levels="5">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8" style:num-suffix="." style:num-format="1" text:display-levels="8">
        <style:list-level-properties text:space-before="0.25in" text:min-label-width="1.75in" text:list-level-position-and-space-mode="label-alignment">
          <style:list-level-label-alignment text:label-followed-by="listtab" fo:margin-left="2in" fo:text-indent="-1.75in"/>
        </style:list-level-properties>
      </text:list-level-style-number>
      <text:list-level-style-number text:level="9" style:num-suffix="." style:num-format="1" text:display-levels="9">
        <style:list-level-properties text:space-before="0.25in" text:min-label-width="2in" text:list-level-position-and-space-mode="label-alignment">
          <style:list-level-label-alignment text:label-followed-by="listtab" fo:margin-left="2.25in" fo:text-indent="-2in"/>
        </style:list-level-properties>
      </text:list-level-style-number>
    </text:list-style>
    <text:list-style style:name="LFO6">
      <text:list-level-style-number text:level="1" style:num-suffix="." style:num-format="1">
        <style:list-level-properties text:space-before="0in" text:min-label-width="0.375in" text:list-level-position-and-space-mode="label-alignment">
          <style:list-level-label-alignment text:label-followed-by="listtab" fo:margin-left="0.375in" fo:text-indent="-0.37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suffix="."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7">
      <text:list-level-style-number text:level="1" style:num-suffix="." style:num-format="1"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text:display-levels="2">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3" style:num-suffix="." style:num-format="1" text:display-levels="3">
        <style:list-level-properties text:space-before="0.5in" text:min-label-width="1in" text:list-level-position-and-space-mode="label-alignment">
          <style:list-level-label-alignment text:label-followed-by="listtab" fo:margin-left="1.5in" fo:text-indent="-1in"/>
        </style:list-level-properties>
      </text:list-level-style-number>
      <text:list-level-style-number text:level="4" style:num-suffix="." style:num-format="1" text:display-levels="4">
        <style:list-level-properties text:space-before="0.75in" text:min-label-width="1.25in" text:list-level-position-and-space-mode="label-alignment">
          <style:list-level-label-alignment text:label-followed-by="listtab" fo:margin-left="2in" fo:text-indent="-1.25in"/>
        </style:list-level-properties>
      </text:list-level-style-number>
      <text:list-level-style-number text:level="5" style:num-suffix="." style:num-format="1" text:display-levels="5">
        <style:list-level-properties text:space-before="1in" text:min-label-width="1.5in" text:list-level-position-and-space-mode="label-alignment">
          <style:list-level-label-alignment text:label-followed-by="listtab" fo:margin-left="2.5in" fo:text-indent="-1.5in"/>
        </style:list-level-properties>
      </text:list-level-style-number>
      <text:list-level-style-number text:level="6" style:num-suffix="." style:num-format="1" text:display-levels="6">
        <style:list-level-properties text:space-before="1.25in" text:min-label-width="1.75in" text:list-level-position-and-space-mode="label-alignment">
          <style:list-level-label-alignment text:label-followed-by="listtab" fo:margin-left="3in" fo:text-indent="-1.75in"/>
        </style:list-level-properties>
      </text:list-level-style-number>
      <text:list-level-style-number text:level="7" style:num-suffix="." style:num-format="1" text:display-levels="7">
        <style:list-level-properties text:space-before="1.5in" text:min-label-width="2in" text:list-level-position-and-space-mode="label-alignment">
          <style:list-level-label-alignment text:label-followed-by="listtab" fo:margin-left="3.5in" fo:text-indent="-2in"/>
        </style:list-level-properties>
      </text:list-level-style-number>
      <text:list-level-style-number text:level="8" style:num-suffix="." style:num-format="1" text:display-levels="8">
        <style:list-level-properties text:space-before="1.75in" text:min-label-width="2.25in" text:list-level-position-and-space-mode="label-alignment">
          <style:list-level-label-alignment text:label-followed-by="listtab" fo:margin-left="4in" fo:text-indent="-2.25in"/>
        </style:list-level-properties>
      </text:list-level-style-number>
      <text:list-level-style-number text:level="9" style:num-suffix="." style:num-format="1" text:display-levels="9">
        <style:list-level-properties text:space-before="2in" text:min-label-width="2.5in" text:list-level-position-and-space-mode="label-alignment">
          <style:list-level-label-alignment text:label-followed-by="listtab" fo:margin-left="4.5in" fo:text-indent="-2.5in"/>
        </style:list-level-properties>
      </text:list-level-style-number>
    </text:list-style>
    <style:page-layout style:name="PL0">
      <style:page-layout-properties fo:page-width="8.268in" fo:page-height="11.693in" style:print-orientation="portrait" fo:margin-top="0.4923in" fo:margin-left="0.9847in" fo:margin-bottom="0.4923in" fo:margin-right="0.9847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En-tête" style:family="paragraph">
      <style:paragraph-properties>
        <style:tab-stops>
          <style:tab-stop style:type="center" style:position="3.15in"/>
        </style:tab-stops>
      </style:paragraph-properties>
    </style:style>
    <style:style style:name="P3" style:parent-style-name="Pieddepage" style:family="paragraph">
      <style:paragraph-properties fo:text-align="center"/>
    </style:style>
  </office:automatic-styles>
  <office:master-styles>
    <style:master-page style:name="MP0" style:page-layout-name="PL0">
      <style:header>
        <text:p text:style-name="P2">UTBM<text:tab/>MT26<text:s/>Automne 2016</text:p>
      </style:header>
      <style:footer>
        <text:p text:style-name="P3"><text:page-number text:fixed="false">6</text:page-number></text:p>
        <text:p text:style-name="Pieddepage"/>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Projet : Interpolation</dc:title>
    <dc:description/>
    <dc:subject>Rapport final</dc:subject>
    <meta:initial-creator>Robin Trioux, William Veal Phan</meta:initial-creator>
    <dc:creator>William Veal</dc:creator>
    <meta:creation-date>2016-12-07T22:00:00Z</meta:creation-date>
    <dc:date>2016-12-07T22:00:00Z</dc:date>
    <meta:print-date>2016-12-07T21:54:00Z</meta:print-date>
    <meta:template xlink:href="Normal.dotm" xlink:type="simple"/>
    <meta:editing-cycles>2</meta:editing-cycles>
    <meta:editing-duration>PT0S</meta:editing-duration>
    <meta:document-statistic meta:page-count="7" meta:paragraph-count="10" meta:word-count="841" meta:character-count="5458" meta:row-count="38" meta:non-whitespace-character-count="4627"/>
  </office:meta>
</office:document-meta>
</file>

<file path=Object 1/content.xml><?xml version="1.0" encoding="utf-8"?>
<mml:math xmlns:mml="http://www.w3.org/1998/Math/MathML" xmlns:m="http://schemas.openxmlformats.org/officeDocument/2006/math">
  <mml:mi>L</mml:mi>
  <mml:mfenced separators="|">
    <mml:mrow>
      <mml:mi>X</mml:mi>
    </mml:mrow>
  </mml:mfenced>
  <mml:mo>=</mml:mo>
  <mml:mrow>
    <mml:munderover>
      <mml:mo stretchy="false">∑</mml:mo>
      <mml:mrow>
        <mml:mi>j</mml:mi>
        <mml:mo>=</mml:mo>
        <mml:mn>0</mml:mn>
      </mml:mrow>
      <mml:mrow>
        <mml:mi>n</mml:mi>
      </mml:mrow>
    </mml:munderover>
    <mml:mrow>
      <mml:msub>
        <mml:mrow>
          <mml:mi>y</mml:mi>
        </mml:mrow>
        <mml:mrow>
          <mml:mi>j</mml:mi>
        </mml:mrow>
      </mml:msub>
      <mml:mo>.</mml:mo>
      <mml:msub>
        <mml:mrow>
          <mml:mi>L</mml:mi>
        </mml:mrow>
        <mml:mrow>
          <mml:mi>i</mml:mi>
        </mml:mrow>
      </mml:msub>
      <mml:mo>(</mml:mo>
      <mml:mi>X</mml:mi>
      <mml:mo>)</mml:mo>
    </mml:mrow>
  </mml:mrow>
</mml:math>
</file>

<file path=Object 2/content.xml><?xml version="1.0" encoding="utf-8"?>
<mml:math xmlns:mml="http://www.w3.org/1998/Math/MathML" xmlns:m="http://schemas.openxmlformats.org/officeDocument/2006/math">
  <mml:mo>∀</mml:mo>
  <mml:mi>i</mml:mi>
  <mml:mo>∈</mml:mo>
  <mml:mfenced open="⟦" close="⟧" separators="|">
    <mml:mrow>
      <mml:mn>0</mml:mn>
      <mml:mo>;</mml:mo>
      <mml:mi>n</mml:mi>
    </mml:mrow>
  </mml:mfenced>
  <mml:mo>;</mml:mo>
  <mml:mi> </mml:mi>
  <mml:msub>
    <mml:mrow>
      <mml:mi>L</mml:mi>
    </mml:mrow>
    <mml:mrow>
      <mml:mi>i</mml:mi>
    </mml:mrow>
  </mml:msub>
  <mml:mfenced separators="|">
    <mml:mrow>
      <mml:msub>
        <mml:mrow>
          <mml:mi>x</mml:mi>
        </mml:mrow>
        <mml:mrow>
          <mml:mi>i</mml:mi>
        </mml:mrow>
      </mml:msub>
    </mml:mrow>
  </mml:mfenced>
  <mml:mo>=</mml:mo>
  <mml:mfenced open="{" close="" separators="|">
    <mml:mrow>
      <mml:mtable>
        <mml:mtr>
          <mml:mtd>
            <mml:mrow>
              <mml:maligngroup/>
              <mml:mn>1</mml:mn>
              <mml:mi> </mml:mi>
              <mml:mi>s</mml:mi>
              <mml:mi>i</mml:mi>
              <mml:mi> </mml:mi>
              <mml:mi>j</mml:mi>
              <mml:mo>=</mml:mo>
              <mml:mi>i</mml:mi>
            </mml:mrow>
          </mml:mtd>
        </mml:mtr>
        <mml:mtr>
          <mml:mtd>
            <mml:mrow>
              <mml:maligngroup/>
              <mml:mn>0</mml:mn>
              <mml:mi> </mml:mi>
              <mml:mi>s</mml:mi>
              <mml:mi>i</mml:mi>
              <mml:mi>n</mml:mi>
              <mml:mi>o</mml:mi>
              <mml:mi>n</mml:mi>
            </mml:mrow>
          </mml:mtd>
        </mml:mtr>
      </mml:mtable>
    </mml:mrow>
  </mml:mfenced>
  <mml:mi> </mml:mi>
</mml:math>
</file>

<file path=Object 3/content.xml><?xml version="1.0" encoding="utf-8"?>
<mml:math xmlns:mml="http://www.w3.org/1998/Math/MathML" xmlns:m="http://schemas.openxmlformats.org/officeDocument/2006/math">
  <mml:mo>{</mml:mo>
  <mml:mfenced separators="|">
    <mml:mrow>
      <mml:msub>
        <mml:mrow>
          <mml:mi>x</mml:mi>
        </mml:mrow>
        <mml:mrow>
          <mml:mi>i</mml:mi>
        </mml:mrow>
      </mml:msub>
      <mml:mo>,</mml:mo>
      <mml:msub>
        <mml:mrow>
          <mml:mi>y</mml:mi>
        </mml:mrow>
        <mml:mrow>
          <mml:mi>i</mml:mi>
        </mml:mrow>
      </mml:msub>
    </mml:mrow>
  </mml:mfenced>
  <mml:mi> </mml:mi>
  <mml:mi>p</mml:mi>
  <mml:mi>o</mml:mi>
  <mml:mi>u</mml:mi>
  <mml:mi>r</mml:mi>
  <mml:mi> </mml:mi>
  <mml:mi>i</mml:mi>
  <mml:mo>∈</mml:mo>
  <mml:mi> </mml:mi>
  <mml:mfenced open="⟦" close="⟧" separators="|">
    <mml:mrow>
      <mml:mn>1</mml:mn>
      <mml:mo>;</mml:mo>
      <mml:mi>n</mml:mi>
    </mml:mrow>
  </mml:mfenced>
  <mml:mo>}</mml:mo>
</mml:math>
</file>

<file path=Object 4/content.xml><?xml version="1.0" encoding="utf-8"?>
<mml:math xmlns:mml="http://www.w3.org/1998/Math/MathML" xmlns:m="http://schemas.openxmlformats.org/officeDocument/2006/math">
  <mml:mi mathvariant="normal">P</mml:mi>
  <mml:mo>(</mml:mo>
  <mml:mi mathvariant="normal">X</mml:mi>
  <mml:mo>)</mml:mo>
  <mml:mo>=</mml:mo>
  <mml:mrow>
    <mml:munderover>
      <mml:mo stretchy="false">∑</mml:mo>
      <mml:mrow>
        <mml:mi>i</mml:mi>
        <mml:mo>=</mml:mo>
        <mml:mn>0</mml:mn>
      </mml:mrow>
      <mml:mrow>
        <mml:mi>d</mml:mi>
      </mml:mrow>
    </mml:munderover>
    <mml:mrow>
      <mml:msub>
        <mml:mrow>
          <mml:mi>a</mml:mi>
        </mml:mrow>
        <mml:mrow>
          <mml:mi>i</mml:mi>
        </mml:mrow>
      </mml:msub>
      <mml:msup>
        <mml:mrow>
          <mml:mi>X</mml:mi>
        </mml:mrow>
        <mml:mrow>
          <mml:mi>i</mml:mi>
        </mml:mrow>
      </mml:msup>
    </mml:mrow>
  </mml:mrow>
</mml:math>
</file>

<file path=Object 5/content.xml><?xml version="1.0" encoding="utf-8"?>
<mml:math xmlns:mml="http://www.w3.org/1998/Math/MathML" xmlns:m="http://schemas.openxmlformats.org/officeDocument/2006/math">
  <mml:mi>A</mml:mi>
  <mml:mo>=</mml:mo>
  <mml:mfenced separators="|">
    <mml:mrow>
      <mml:msub>
        <mml:mrow>
          <mml:mi>a</mml:mi>
        </mml:mrow>
        <mml:mrow>
          <mml:mn>0</mml:mn>
        </mml:mrow>
      </mml:msub>
      <mml:mo>,</mml:mo>
      <mml:mo>…</mml:mo>
      <mml:mo>,</mml:mo>
      <mml:msub>
        <mml:mrow>
          <mml:mi>a</mml:mi>
        </mml:mrow>
        <mml:mrow>
          <mml:mi>d</mml:mi>
        </mml:mrow>
      </mml:msub>
    </mml:mrow>
  </mml:mfenced>
  <mml:mi> </mml:mi>
  <mml:mtext>minimise </mml:mtext>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ath>
</file>

<file path=Object 6/content.xml><?xml version="1.0" encoding="utf-8"?>
<mml:math xmlns:mml="http://www.w3.org/1998/Math/MathML" xmlns:m="http://schemas.openxmlformats.org/officeDocument/2006/math">
  <mml:mi>Â</mml:mi>
  <mml:mo>=</mml:mo>
  <mml:mrow>
    <mml:mrow>
      <mml:mi mathvariant="normal">arg</mml:mi>
    </mml:mrow>
    <mml:mo>⁡</mml:mo>
    <mml:mrow>
      <mml:mrow>
        <mml:mrow>
          <mml:munder>
            <mml:mrow>
              <mml:mi mathvariant="normal">min</mml:mi>
            </mml:mrow>
            <mml:mrow>
              <mml:mi>Â</mml:mi>
              <mml:mo>∈</mml:mo>
              <mml:msup>
                <mml:mrow>
                  <mml:mi mathvariant="double-struck">R</mml:mi>
                </mml:mrow>
                <mml:mrow>
                  <mml:mi>d</mml:mi>
                  <mml:mo>+</mml:mo>
                  <mml:mn>1</mml:mn>
                </mml:mrow>
              </mml:msup>
            </mml:mrow>
          </mml:munder>
        </mml:mrow>
        <mml:mo>⁡</mml:mo>
        <mml:mrow>
          <mml:mrow>
            <mml:munderover>
              <mml:mo stretchy="false">∑</mml:mo>
              <mml:mrow>
                <mml:mi>i</mml:mi>
                <mml:mo>=</mml:mo>
                <mml:mn>1</mml:mn>
              </mml:mrow>
              <mml:mrow>
                <mml:mi>n</mml:mi>
              </mml:mrow>
            </mml:munderover>
            <mml:mrow>
              <mml:msub>
                <mml:mrow>
                  <mml:mo>(</mml:mo>
                  <mml:mi>y</mml:mi>
                </mml:mrow>
                <mml:mrow>
                  <mml:mi>i</mml:mi>
                </mml:mrow>
              </mml:msub>
              <mml:mo>-</mml:mo>
              <mml:mi>P</mml:mi>
              <mml:mfenced separators="|">
                <mml:mrow>
                  <mml:msub>
                    <mml:mrow>
                      <mml:mi>x</mml:mi>
                    </mml:mrow>
                    <mml:mrow>
                      <mml:mi>i</mml:mi>
                    </mml:mrow>
                  </mml:msub>
                </mml:mrow>
              </mml:mfenced>
              <mml:mo>)</mml:mo>
              <mml:mo>²</mml:mo>
            </mml:mrow>
          </mml:mrow>
        </mml:mrow>
      </mml:mrow>
    </mml:mrow>
  </mml:mrow>
</mml:math>
</file>

<file path=Object 7/content.xml><?xml version="1.0" encoding="utf-8"?>
<mml:math xmlns:mml="http://www.w3.org/1998/Math/MathML" xmlns:m="http://schemas.openxmlformats.org/officeDocument/2006/math">
  <mml:mi>Y</mml:mi>
  <mml:mo>=</mml:mo>
  <mml:mi> </mml:mi>
  <mml:mfenced separators="|">
    <mml:mrow>
      <mml:mtable>
        <mml:mtr>
          <mml:mtd>
            <mml:msub>
              <mml:mrow>
                <mml:mi>y</mml:mi>
              </mml:mrow>
              <mml:mrow>
                <mml:mn>1</mml:mn>
              </mml:mrow>
            </mml:msub>
          </mml:mtd>
        </mml:mtr>
        <mml:mtr>
          <mml:mtd>
            <mml:mo>⋮</mml:mo>
          </mml:mtd>
        </mml:mtr>
        <mml:mtr>
          <mml:mtd>
            <mml:msub>
              <mml:mrow>
                <mml:mi>y</mml:mi>
              </mml:mrow>
              <mml:mrow>
                <mml:mi>n</mml:mi>
              </mml:mrow>
            </mml:msub>
          </mml:mtd>
        </mml:mtr>
      </mml:mtable>
    </mml:mrow>
  </mml:mfenced>
</mml:math>
</file>

<file path=Object 8/content.xml><?xml version="1.0" encoding="utf-8"?>
<mml:math xmlns:mml="http://www.w3.org/1998/Math/MathML" xmlns:m="http://schemas.openxmlformats.org/officeDocument/2006/math">
  <mml:mi>T</mml:mi>
  <mml:mo>=</mml:mo>
  <mml:mfenced separators="|">
    <mml:mrow>
      <mml:mtable>
        <mml:mtr>
          <mml:mtd>
            <mml:mn>1</mml:mn>
          </mml:mtd>
          <mml:mtd>
            <mml:msub>
              <mml:mrow>
                <mml:mi>x</mml:mi>
              </mml:mrow>
              <mml:mrow>
                <mml:mn>1</mml:mn>
              </mml:mrow>
            </mml:msub>
          </mml:mtd>
          <mml:mtd>
            <mml:mtable>
              <mml:mtr>
                <mml:mtd>
                  <mml:mtable>
                    <mml:mtr>
                      <mml:mtd>
                        <mml:msub>
                          <mml:mrow>
                            <mml:mi>x</mml:mi>
                          </mml:mrow>
                          <mml:mrow>
                            <mml:mn>1</mml:mn>
                          </mml:mrow>
                        </mml:msub>
                        <mml:mo>²</mml:mo>
                      </mml:mtd>
                      <mml:mtd>
                        <mml:mo>⋯</mml:mo>
                      </mml:mtd>
                    </mml:mtr>
                  </mml:mtable>
                </mml:mtd>
                <mml:mtd>
                  <mml:msup>
                    <mml:mrow>
                      <mml:msub>
                        <mml:mrow>
                          <mml:mi>x</mml:mi>
                        </mml:mrow>
                        <mml:mrow>
                          <mml:mn>1</mml:mn>
                        </mml:mrow>
                      </mml:msub>
                    </mml:mrow>
                    <mml:mrow>
                      <mml:mi>d</mml:mi>
                    </mml:mrow>
                  </mml:msup>
                </mml:mtd>
              </mml:mtr>
            </mml:mtable>
          </mml:mtd>
        </mml:mtr>
        <mml:mtr>
          <mml:mtd>
            <mml:mn>1</mml:mn>
          </mml:mtd>
          <mml:mtd>
            <mml:msub>
              <mml:mrow>
                <mml:mi>x</mml:mi>
              </mml:mrow>
              <mml:mrow>
                <mml:mn>2</mml:mn>
              </mml:mrow>
            </mml:msub>
          </mml:mtd>
          <mml:mtd>
            <mml:mtable>
              <mml:mtr>
                <mml:mtd>
                  <mml:mtable>
                    <mml:mtr>
                      <mml:mtd>
                        <mml:msub>
                          <mml:mrow>
                            <mml:mi>x</mml:mi>
                          </mml:mrow>
                          <mml:mrow>
                            <mml:mn>2</mml:mn>
                          </mml:mrow>
                        </mml:msub>
                        <mml:mo>²</mml:mo>
                      </mml:mtd>
                      <mml:mtd>
                        <mml:mo>⋯</mml:mo>
                      </mml:mtd>
                    </mml:mtr>
                  </mml:mtable>
                </mml:mtd>
                <mml:mtd>
                  <mml:msup>
                    <mml:mrow>
                      <mml:msub>
                        <mml:mrow>
                          <mml:mi>x</mml:mi>
                        </mml:mrow>
                        <mml:mrow>
                          <mml:mn>2</mml:mn>
                        </mml:mrow>
                      </mml:msub>
                    </mml:mrow>
                    <mml:mrow>
                      <mml:mi>d</mml:mi>
                    </mml:mrow>
                  </mml:msup>
                </mml:mtd>
              </mml:mtr>
            </mml:mtable>
          </mml:mtd>
        </mml:mtr>
        <mml:mtr>
          <mml:mtd>
            <mml:mtable>
              <mml:mtr>
                <mml:mtd>
                  <mml:mo>⋮</mml:mo>
                </mml:mtd>
              </mml:mtr>
              <mml:mtr>
                <mml:mtd>
                  <mml:mn>1</mml:mn>
                </mml:mtd>
              </mml:mtr>
            </mml:mtable>
          </mml:mtd>
          <mml:mtd>
            <mml:mtable>
              <mml:mtr>
                <mml:mtd>
                  <mml:mo>⋮</mml:mo>
                </mml:mtd>
              </mml:mtr>
              <mml:mtr>
                <mml:mtd>
                  <mml:msub>
                    <mml:mrow>
                      <mml:mi>x</mml:mi>
                    </mml:mrow>
                    <mml:mrow>
                      <mml:mi>n</mml:mi>
                    </mml:mrow>
                  </mml:msub>
                </mml:mtd>
              </mml:mtr>
            </mml:mtable>
          </mml:mtd>
          <mml:mtd>
            <mml:mtable>
              <mml:mtr>
                <mml:mtd>
                  <mml:mtable>
                    <mml:mtr>
                      <mml:mtd>
                        <mml:mtable>
                          <mml:mtr>
                            <mml:mtd>
                              <mml:mo>⋮</mml:mo>
                            </mml:mtd>
                            <mml:mtd>
                              <mml:mo>⋮</mml:mo>
                            </mml:mtd>
                          </mml:mtr>
                        </mml:mtable>
                      </mml:mtd>
                      <mml:mtd>
                        <mml:mo>⋮</mml:mo>
                      </mml:mtd>
                    </mml:mtr>
                  </mml:mtable>
                </mml:mtd>
              </mml:mtr>
              <mml:mtr>
                <mml:mtd>
                  <mml:mtable>
                    <mml:mtr>
                      <mml:mtd>
                        <mml:mtable>
                          <mml:mtr>
                            <mml:mtd>
                              <mml:msub>
                                <mml:mrow>
                                  <mml:mi>x</mml:mi>
                                </mml:mrow>
                                <mml:mrow>
                                  <mml:mi>n</mml:mi>
                                </mml:mrow>
                              </mml:msub>
                              <mml:mo>²</mml:mo>
                            </mml:mtd>
                            <mml:mtd>
                              <mml:mo>⋯</mml:mo>
                            </mml:mtd>
                          </mml:mtr>
                        </mml:mtable>
                      </mml:mtd>
                      <mml:mtd>
                        <mml:msup>
                          <mml:mrow>
                            <mml:msub>
                              <mml:mrow>
                                <mml:mi>x</mml:mi>
                              </mml:mrow>
                              <mml:mrow>
                                <mml:mi>n</mml:mi>
                              </mml:mrow>
                            </mml:msub>
                          </mml:mrow>
                          <mml:mrow>
                            <mml:mi>d</mml:mi>
                          </mml:mrow>
                        </mml:msup>
                      </mml:mtd>
                    </mml:mtr>
                  </mml:mtable>
                </mml:mtd>
              </mml:mtr>
            </mml:mtable>
          </mml:mtd>
        </mml:mtr>
      </mml:mtable>
    </mml:mrow>
  </mml:mfenced>
</mml:math>
</file>

<file path=Object 9/content.xml><?xml version="1.0" encoding="utf-8"?>
<mml:math xmlns:mml="http://www.w3.org/1998/Math/MathML" xmlns:m="http://schemas.openxmlformats.org/officeDocument/2006/math">
  <mml:mi>Â</mml:mi>
  <mml:mo>=</mml:mo>
  <mml:msup>
    <mml:mrow>
      <mml:mo>(</mml:mo>
      <mml:msup>
        <mml:mrow>
          <mml:mi>T</mml:mi>
        </mml:mrow>
        <mml:mrow>
          <mml:mi>T</mml:mi>
        </mml:mrow>
      </mml:msup>
      <mml:mi>T</mml:mi>
      <mml:mo>)</mml:mo>
    </mml:mrow>
    <mml:mrow>
      <mml:mo>-</mml:mo>
      <mml:mn>1</mml:mn>
    </mml:mrow>
  </mml:msup>
  <mml:msup>
    <mml:mrow>
      <mml:mi>T</mml:mi>
    </mml:mrow>
    <mml:mrow>
      <mml:mi>T</mml:mi>
    </mml:mrow>
  </mml:msup>
  <mml:mi>Y</mml:mi>
</mml:math>
</file>